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4eab9" officeooo:paragraph-rsid="0044eab9"/>
    </style:style>
    <style:style style:name="P2" style:family="paragraph" style:parent-style-name="Standard">
      <style:text-properties officeooo:rsid="0045adb8" officeooo:paragraph-rsid="0045adb8"/>
    </style:style>
    <style:style style:name="P3" style:family="paragraph" style:parent-style-name="Standard">
      <style:text-properties officeooo:rsid="004672b1" officeooo:paragraph-rsid="004672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Jest coś takiego jak Stacy AI. Chce to uruchomić i zobaczyć jak działa</text:p>
      <text:p text:style-name="P2">-OpenAI zamienia się w korporację, nie dostaną już odemnie ani grosza.<text:line-break/>Muszę napisać proxy by projekty natywne dla openAI działały z innymi modelami lub z g4f, bez przepisywania całego projektu za każdym razem</text:p>
      <text:p text:style-name="P3">-Agile jest dobrym systemem ale management i HR często działa wybiórczo co skutuje gorszym systemem i generalnym znienawidzeniem ag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9T05:36:04.190592786</dc:date>
    <meta:editing-duration>PT20H46M46S</meta:editing-duration>
    <meta:editing-cycles>36</meta:editing-cycles>
    <meta:document-statistic meta:table-count="0" meta:image-count="0" meta:object-count="0" meta:page-count="1" meta:paragraph-count="3" meta:word-count="65" meta:character-count="414" meta:non-whitespace-character-count="352"/>
  </office:meta>
</office:document-meta>
</file>